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639cm" style:rel-column-width="3118*"/>
    </style:style>
    <style:style style:name="Table1.B" style:family="table-column">
      <style:table-column-properties style:column-width="3.575cm" style:rel-column-width="3064*"/>
    </style:style>
    <style:style style:name="Table1.C" style:family="table-column">
      <style:table-column-properties style:column-width="9.788cm" style:rel-column-width="838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55f23" officeooo:paragraph-rsid="00155f23"/>
    </style:style>
    <style:style style:name="T1" style:family="text">
      <style:text-properties officeooo:rsid="00131b2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h text:style-name="Heading_20_1" text:outline-level="1">HTTPServerWrapper</text:h>
      <text:p text:style-name="Standard">Allow access to the BaseHTTPRequestHandler functionality</text:p>
      <text:h text:style-name="Heading_20_1" text:outline-level="1">RequestObject</text:h>
      <text:p text:style-name="Text_20_body">Hold request type, request url and server wrapper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type</text:p>
          </table:table-cell>
          <table:table-cell table:style-name="Table1.A1" office:value-type="string">
            <text:p text:style-name="Standard">RequestObjectType</text:p>
          </table:table-cell>
          <table:table-cell table:style-name="Table1.C1" office:value-type="string">
            <text:p text:style-name="Table_20_Contents">get, put, post</text:p>
          </table:table-cell>
        </table:table-row>
        <table:table-row>
          <table:table-cell table:style-name="Table1.A2" office:value-type="string">
            <text:p text:style-name="Table_20_Contents">url</text:p>
          </table:table-cell>
          <table:table-cell table:style-name="Table1.A2" office:value-type="string">
            <text:p text:style-name="Table_20_Contents">Stri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erver</text:p>
          </table:table-cell>
          <table:table-cell table:style-name="Table1.A2" office:value-type="string">
            <text:p text:style-name="Standard">HTTPServerWrapper</text:p>
          </table:table-cell>
          <table:table-cell table:style-name="Table1.C2" office:value-type="string">
            <text:p text:style-name="Table_20_Contents"/>
          </table:table-cell>
        </table:table-row>
      </table:table>
      <text:h text:style-name="Heading_20_1" text:outline-level="1">ToDoHttpServer</text:h>
      <text:p text:style-name="Text_20_body">Receives raw http requests</text:p>
      <text:p text:style-name="Text_20_body">Creates HTTPServerWrapper. Puts request into a RequestObject</text:p>
      <text:p text:style-name="Text_20_body">Passes request to UrlRequestHandler</text:p>
      <text:h text:style-name="Heading_20_1" text:outline-level="1">UrlPagegroupExtractor</text:h>
      <text:p text:style-name="Text_20_body">Extract the page group name and remaining url</text:p>
      <text:h text:style-name="Heading_20_1" text:outline-level="1">UrlRequestHandler</text:h>
      <text:p text:style-name="Text_20_body">Validate the url with UrlValidator</text:p>
      <text:p text:style-name="Text_20_body">Identify the page group to handle the url using UrlPagegroupExtractor</text:p>
      <text:p text:style-name="Text_20_body">Use UrlRouter to route the request</text:p>
      <text:h text:style-name="Heading_20_1" text:outline-level="1">UrlRouter</text:h>
      <text:p text:style-name="P1">Maintain a list of destination pagegroups</text:p>
      <text:p text:style-name="P1">Accept a page group request, and pass it to the destination page group</text:p>
      <text:h text:style-name="Heading_20_1" text:outline-level="1">UrlValidator</text:h>
      <text:p text:style-name="Text_20_body">Reject any url with invalid content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06:14:47.328351308</meta:creation-date>
    <dc:date>2020-03-28T08:40:08.708173741</dc:date>
    <meta:editing-duration>P2D</meta:editing-duration>
    <meta:editing-cycles>5</meta:editing-cycles>
    <meta:generator>LibreOffice/6.0.7.3$Linux_X86_64 LibreOffice_project/00m0$Build-3</meta:generator>
    <meta:document-statistic meta:table-count="1" meta:image-count="0" meta:object-count="0" meta:page-count="1" meta:paragraph-count="26" meta:word-count="99" meta:character-count="725" meta:non-whitespace-character-count="652"/>
  </office:meta>
</office:document-meta>
</file>